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office:value-type="time" office:time-value="PT13H33M47.722969612S" calcext:value-type="time">
            <text:p>01:33:47 PM</text:p>
          </table:table-cell>
          <table:table-cell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time" office:time-value="PT08H26M20.833312017S" calcext:value-type="time">
            <text:p>08:26:20 AM</text:p>
          </table:table-cell>
          <table:table-cell office:value-type="time" office:time-value="PT12H32M24.3214317S" calcext:value-type="time">
            <text:p>12:32:24 PM</text:p>
          </table:table-cell>
          <table:table-cell table:formula="of:=IF([.C5]-[.B5] &gt; 0; [.C5]-[.B5]; 0)" office:value-type="time" office:time-value="PT04H06M03.48812S" calcext:value-type="time">
            <text:p>04:06:03</text:p>
          </table:table-cell>
          <table:table-cell office:value-type="time" office:time-value="PT13H50M59.236801198S" calcext:value-type="time">
            <text:p>01:50:59 PM</text:p>
          </table:table-cell>
          <table:table-cell table:style-name="Default"/>
          <table:table-cell table:formula="of:=IF([.F5]-[.E5] &gt; 0; [.F5]-[.E5]; 0)" office:value-type="time" office:time-value="PT00H00M00S" calcext:value-type="time">
            <text:p>00:00:00</text:p>
          </table:table-cell>
          <table:table-cell table:formula="of:=[.D5]+[.G5]" office:value-type="time" office:time-value="PT04H06M03.48812S" calcext:value-type="time">
            <text:p>04:06:03</text:p>
          </table:table-cell>
          <table:table-cell office:value-type="string" calcext:value-type="string">
            <text:p>Room-based enemy spawning, door shadows/size fixes, item trail color, focus indicator tweaks, victory behind locks encouragement, </text:p>
          </table:table-cell>
        </table:table-row>
        <table:table-row table:style-name="ro1">
          <table:table-cell table:style-name="Default" table:number-columns-repeated="3"/>
          <table:table-cell table:formula="of:=IF([.C6]-[.B6] &gt; 0; [.C6]-[.B6]; 0)" office:value-type="time" office:time-value="PT00H00M00S" calcext:value-type="time">
            <text:p>00:00:00</text:p>
          </table:table-cell>
          <table:table-cell table:style-name="Default" table:number-columns-repeated="2"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0H00M00S" calcext:value-type="time">
            <text:p>00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08:09:23.426009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6T15:56:09.959948755</dc:date>
    <dc:creator>Benjamin Laws</dc:creator>
    <meta:editing-duration>P1DT9H39M42S</meta:editing-duration>
    <meta:editing-cycles>39</meta:editing-cycles>
    <meta:generator>LibreOffice/7.0.6.2$MacOSX_X86_64 LibreOffice_project/144abb84a525d8e30c9dbbefa69cbbf2d8d4ae3b</meta:generator>
    <meta:document-statistic meta:table-count="1" meta:cell-count="47" meta:object-count="0"/>
  </office:meta>
</office:document-meta>
</file>